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ransmittal Admin Panel:</text:p>
      <text:p text:style-name="Standard"/>
      <text:list xml:id="list1376531737" text:style-name="L1">
        <text:list-item>
          <text:p text:style-name="P1">Start with a separate package for admin panel in the transmittal folder.</text:p>
        </text:list-item>
        <text:list-item>
          <text:p text:style-name="P1">Create the rpc service TrnAdminService and related classes (TrnAdminServiceAsync and TrnAdminServiceImpl) for callback to server.</text:p>
        </text:list-item>
        <text:list-item>
          <text:p text:style-name="P1">Register the service class (TrnAdminService) with the activator in Activator class.</text:p>
        </text:list-item>
        <text:list-item>
          <text:p text:style-name="P1">Create an interface 'TrnAdminConstants' for keeping common terms and declarations together. </text:p>
        </text:list-item>
        <text:list-item>
          <text:p text:style-name="P1">Instatiate TrnAdminService in TrnAdminConstants.</text:p>
        </text:list-item>
        <text:list-item>
          <text:p text:style-name="P1">Define the entry point for the transmittal admin module in TrnAdminPlugin class which extends EntryPoint and TrnAdminConstants and set the entry point for the module to handle incoming rpc requests.</text:p>
        </text:list-item>
        <text:list-item>
          <text:p text:style-name="P1">Create the TrnAdmPagePluginContainer which will hold the pages of the plugin. Just return the caption at this point, you can return null from the other method which is supposed to return a list of pages.</text:p>
        </text:list-item>
        <text:list-item>
          <text:p text:style-name="P1">Register the plugin with GWTPluginRegister in the same class and return the</text:p>
        </text:list-item>
        <text:list-item>
          <text:p text:style-name="P1">Create the file Trnadmin.gwt.xml to specify the entry point class for gwt. NOTE: any plugin for admin panel should have a <text:span text:style-name="T2">“plugin”.gwt.xml file where the name should end with 'admin'. eg. For transmittal, the name is Trnadmin.gwt.xml, for correspondence, it is Corradmin.gwt.xml.</text:span></text:p>
        </text:list-item>
        <text:list-item>
          <text:p text:style-name="P1"><text:span text:style-name="T2">After the above steps are complete, it can be checked whether the configuration of the module is done correctly or not by running it. If everything is set right, then a tab will appear in the left column of the admin panel with the caption that was speficied in step 7. </text:span></text:p>
        </text:list-item>
      </text:list>
      <text:p text:style-name="Standard"><text:span text:style-name="T2"/></text:p>
      <text:p text:style-name="Standard"><text:span text:style-name="T2">Sources of error till this point:</text:span></text:p>
      <text:list xml:id="list1272465471" text:style-name="L2">
        <text:list-item>
          <text:p text:style-name="P2"><text:span text:style-name="T2">Check the debug/run configuration for included modules.</text:span></text:p>
        </text:list-item>
        <text:list-item>
          <text:p text:style-name="P2"><text:span text:style-name="T2">Check the syntax in *.gwt.xml file(s).</text:span></text:p>
        </text:list-item>
      </text:list>
      <text:p text:style-name="Standard"><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evashish </meta:initial-creator>
    <meta:creation-date>2011-02-25T14:47:24</meta:creation-date>
    <dc:date>2011-02-25T17:05:41</dc:date>
    <dc:creator>Devashish </dc:creator>
    <meta:editing-duration>PT02H18M18S</meta:editing-duration>
    <meta:editing-cycles>8</meta:editing-cycles>
    <meta:generator>OpenOffice.org/3.2$Linux OpenOffice.org_project/320m12$Build-9483</meta:generator>
    <meta:document-statistic meta:table-count="0" meta:image-count="0" meta:object-count="0" meta:page-count="1" meta:paragraph-count="14" meta:word-count="258" meta:character-count="1624"/>
  </office:meta>
</office:document-meta>
</file>